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8249b" officeooo:paragraph-rsid="0028249b"/>
    </style:style>
    <style:style style:name="P2" style:family="paragraph" style:parent-style-name="Standard">
      <style:text-properties officeooo:rsid="001b7259" officeooo:paragraph-rsid="001d356e"/>
    </style:style>
    <style:style style:name="P3" style:family="paragraph" style:parent-style-name="Standard">
      <style:text-properties officeooo:rsid="001b7259" officeooo:paragraph-rsid="001b7259"/>
    </style:style>
    <style:style style:name="P4" style:family="paragraph" style:parent-style-name="Standard">
      <style:text-properties officeooo:rsid="001d356e" officeooo:paragraph-rsid="001d356e"/>
    </style:style>
    <style:style style:name="P5" style:family="paragraph" style:parent-style-name="Standard">
      <style:text-properties officeooo:rsid="001d356e" officeooo:paragraph-rsid="00240481"/>
    </style:style>
    <style:style style:name="P6" style:family="paragraph" style:parent-style-name="Standard">
      <style:text-properties officeooo:rsid="00240481" officeooo:paragraph-rsid="00240481"/>
    </style:style>
    <style:style style:name="P7" style:family="paragraph" style:parent-style-name="Standard">
      <style:text-properties officeooo:rsid="00246739" officeooo:paragraph-rsid="00246739"/>
    </style:style>
    <style:style style:name="P8" style:family="paragraph" style:parent-style-name="Standard">
      <style:text-properties officeooo:rsid="002479ba" officeooo:paragraph-rsid="002479ba"/>
    </style:style>
    <style:style style:name="P9" style:family="paragraph" style:parent-style-name="Standard">
      <style:text-properties fo:font-style="italic" style:text-underline-style="solid" style:text-underline-width="auto" style:text-underline-color="font-color" fo:font-weight="bold" officeooo:rsid="000eb85d" officeooo:paragraph-rsid="000eb85d" style:font-style-asian="italic" style:font-weight-asian="bold" style:font-style-complex="italic" style:font-weight-complex="bold"/>
    </style:style>
    <style:style style:name="P10" style:family="paragraph" style:parent-style-name="Standard">
      <style:text-properties fo:font-style="italic" style:text-underline-style="solid" style:text-underline-width="auto" style:text-underline-color="font-color" fo:font-weight="bold" officeooo:rsid="0010e705" officeooo:paragraph-rsid="0010e705" style:font-style-asian="italic" style:font-weight-asian="bold" style:font-style-complex="italic" style:font-weight-complex="bold"/>
    </style:style>
    <style:style style:name="P11" style:family="paragraph" style:parent-style-name="Standard">
      <style:text-properties fo:font-style="normal" style:text-underline-style="none" fo:font-weight="normal" officeooo:rsid="000eb85d" officeooo:paragraph-rsid="000eb85d"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03731" officeooo:paragraph-rsid="00103731"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0e705" officeooo:paragraph-rsid="0010e705"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1bee5" officeooo:paragraph-rsid="0011bee5"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38e75" officeooo:paragraph-rsid="00138e75" style:font-style-asian="normal" style:font-weight-asian="normal" style:font-style-complex="normal" style:font-weight-complex="normal"/>
    </style:style>
    <style:style style:name="T1" style:family="text">
      <style:text-properties officeooo:rsid="001d356e"/>
    </style:style>
    <style:style style:name="T2" style:family="text">
      <style:text-properties officeooo:rsid="001f2705"/>
    </style:style>
    <style:style style:name="T3" style:family="text">
      <style:text-properties officeooo:rsid="001fb8af"/>
    </style:style>
    <style:style style:name="T4" style:family="text">
      <style:text-properties officeooo:rsid="00235be0"/>
    </style:style>
    <style:style style:name="T5" style:family="text">
      <style:text-properties officeooo:rsid="00240481"/>
    </style:style>
    <style:style style:name="T6" style:family="text">
      <style:text-properties officeooo:rsid="00246739"/>
    </style:style>
    <style:style style:name="T7" style:family="text">
      <style:text-properties officeooo:rsid="002479ba"/>
    </style:style>
    <style:style style:name="T8" style:family="text">
      <style:text-properties officeooo:rsid="00267061"/>
    </style:style>
    <style:style style:name="T9" style:family="text">
      <style:text-properties officeooo:rsid="0010e705"/>
    </style:style>
    <style:style style:name="T10" style:family="text">
      <style:text-properties officeooo:rsid="0011bee5"/>
    </style:style>
    <style:style style:name="T11" style:family="text">
      <style:text-properties officeooo:rsid="00138e7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rotected="true">
        <text:section-source xlink:href="../../../../tp-nsi-web.odt"/>
        <text:p text:style-name="P1">INTRODUCTION : </text:p>
        <text:p text:style-name="P1"/>
        <text:p text:style-name="P1">L’informatique ne cesse d’évoluer chaque jour, que ce soit au niveau de la puissance des machines, l’évolution des langages etc...Cependant, tout cela ne serait pas possible ou beaucoup moins sans la création d’internet et le Web, voyons dans cette page comment marche tout ça, d’où cela vient-il, et toutes les questions que vous vous posez sûrement ! Ou pas, sinon vous vous coucherez moins bête ce soir ! Commençons ! </text:p>
        <text:p text:style-name="P2"/>
        <text:p text:style-name="P2"/>
        <text:p text:style-name="P2"/>
        <text:p text:style-name="P2"/>
        <text:p text:style-name="P2"><text:span text:style-name="T1">1) </text:span><text:span text:style-name="T2">LE WEB</text:span></text:p>
        <text:p text:style-name="P2"/>
        <text:p text:style-name="P2"><text:span text:style-name="T1">a) </text:span>Le web (world wide web) est un système permettant l’accès à un ensemble de données se présentant sous plusieurs formes : textes, images, vidéos etc..</text:p>
        <text:p text:style-name="P3">Ces données sont toutes reliées entre elles via des hyper liens, grâce à internet.</text:p>
        <text:p text:style-name="P3"/>
        <text:p text:style-name="P3">Internet:i<text:span text:style-name="T1">nfrastructure qui permet d’envoyer et recevoir des données de différentes machines.</text:span></text:p>
        <text:p text:style-name="P4">(interconnected Network)</text:p>
        <text:p text:style-name="P4"/>
        <text:p text:style-name="P4">b) ARPANET, le premier réseau à transfert de paquets, a été créer par la DARPA (defense advanced research projects agency), vit le jour en 1969, début projet : 1966</text:p>
        <text:p text:style-name="P4"/>
        <text:p text:style-name="P4">c) invention né le 13 Mars 1989. <text:span text:style-name="T3">C’est à la CERN l’organisation Européenne qu’on a vu naître une invention qui changea la vision de l’humanité : le WEB. Son créateur, Tim-Berners-Lee, avait imaginé ce projet comme un simple moyen de communication entre lui et son équipe, </text:span><text:span text:style-name="T4">et entre les différents scientifiques des 4 coins du monde, pour unifier l’accès aux documents et aux ressources. Son idée ? : Utiliser le débit du réseaux internet pour en faire une passerelle, de manière à naviguer de contenu, et ainsi exploiter les données à travers le monde enti</text:span><text:span text:style-name="T5">er.</text:span></text:p>
        <text:p text:style-name="P4"/>
        <text:p text:style-name="P6">d) On peut résumer assez simplement qu’internet est le réseau informatique mondial, l’infrastructure, basé sur un protocole IP, sur le quel on y retrouve des services s’appliquant à ce dernier, comme le Web, étant un système permettant de naviguer de pages en pages en cliquant sur des liens, également appelés hypertexte.</text:p>
        <text:p text:style-name="P6">https://www.chosesasavoir.com/difference-entre-internet-web/</text:p>
        <text:p text:style-name="P6"/>
        <text:p text:style-name="P6">e) Le W3C, ou le World Wide Consortium, est un organisme international qui est chargé de promouvoir la compatibilité des technologies du Web, il est ainsi chargé de développer des standards pour le Web, de manière à établir une bonne communication <text:span text:style-name="T6">des utilisateurs d’internet en garantissant une meilleure inter-opérabilité. Inventé par Tim Berners Lee 1994</text:span></text:p>
        <text:p text:style-name="P5"><text:a xlink:type="simple" xlink:href="https://www.alsacreations.com/astuce/lire/40-quest-ce-que-le-w3c-a-quoi-sert-il.html" text:style-name="Internet_20_link" text:visited-style-name="Visited_20_Internet_20_Link">https://www.alsacreations.com/astuce/lire/40-quest-ce-que-le-w3c-a-quoi-sert-il.html</text:a></text:p>
        <text:p text:style-name="P5"><text:a xlink:type="simple" xlink:href="https://fr.wikipedia.org/wiki/World_Wide_Web_Consortium" text:style-name="Internet_20_link" text:visited-style-name="Visited_20_Internet_20_Link">https://fr.wikipedia.org/wiki/World_Wide_Web_Consortium</text:a></text:p>
        <text:p text:style-name="P5"/>
        <text:p text:style-name="P7">f) Le <text:span text:style-name="T7">navigateur</text:span> <text:span text:style-name="T7">web est un logiciel ayant pour unique but de consulter/naviguer et afficher les informations et données du Web.</text:span></text:p>
        <text:p text:style-name="P7"/>
        <text:p text:style-name="P8">g)Un moteur de recherche est un système ou une application permettant à l’utilisateur de rechercher sur internet, ce-dernier effectue une recherche internet et récupère des ressources, à <text:soft-page-break/>l’aide de mots clés renseignés par l’utilisateur. Ces ressources peuvent êtres de différents types : vidéo, page web, texte etc..</text:p>
        <text:p text:style-name="P8"/>
        <text:p text:style-name="P8">e) <text:span text:style-name="T8">L’URL, ou Uniform Ressource Locator, également surnommée adresse web, est la chaîne de caractère uniforme permettant d’identifier une ressource du World Wide Web, elle permet également de préciser son emplacement et le protocole à utiliser</text:span></text:p>
        <text:p text:style-name="P8">https://fr.wikipedia.org/wiki/Uniform_Resource_Locator</text:p>
      </text:section>
      <text:p text:style-name="Standard"/>
      <text:p text:style-name="Standard"/>
      <text:p text:style-name="P9">LES SERVEURS</text:p>
      <text:p text:style-name="P9"/>
      <text:p text:style-name="P11">1) Le serveur informatique, est une machine, ou un logiciel offrant des services à un ou plusieurs clients comme par exemple l’accès aux diverses informations du World Wide Web, les authentifications et contrôle d’accès ou encore le dispositif de messagerie électronique. En bref, c’est en général un « gros ordinateur »qui tourne 7j/7, 24h/24, et qui répond aux requêtes des clients.</text:p>
      <text:p text:style-name="P11"/>
      <text:p text:style-name="P11">2) Le protocole de client serveur désigne la communication, via un réseaux, entre plusieurs programmes ou processus: l’un est nommé le client , et l’autre le serveur</text:p>
      <text:p text:style-name="P11"/>
      <text:p text:style-name="P11">Le client envoie des requêtes, pose des questions.</text:p>
      <text:p text:style-name="P11">Le serveur attend les requêtes et y répond.</text:p>
      <text:p text:style-name="P11"/>
      <text:p text:style-name="P12">Il entre également en jeu, la question de protocole de communication que doivent respecter le client et le serveur, en effet, ils doivent tous les deux posséder le même protocole, qui est en général le protocole tcp/ip, cependant, l’architecture réseau du peer-to-peer est encore assez réputée.</text:p>
      <text:p text:style-name="P12"/>
      <text:p text:style-name="P10">LES PROTOCOLES</text:p>
      <text:p text:style-name="P10"/>
      <text:p text:style-name="P13">1) L’Hypertext Transfer Protocol, est un protocole de communication client/serveur développé par le World Wide Web, il est le protocole le plus utilisé d’Internet depuis les années 1990.<text:span text:style-name="T10">Il définit la communication entre un client et un serveur, car oui, il fonctionne sur le système « requête/réponse ».</text:span></text:p>
      <text:p text:style-name="P13"/>
      <text:p text:style-name="P14">2)On utilise les protocoles tels que SMTP, POP et IMAP comme protocoles de messagerie.</text:p>
      <text:p text:style-name="P14">http://www-igm.univ-mlv.fr/~dr/XPOSE2004/abouvet/smtpPres.htm</text:p>
      <text:p text:style-name="P14"/>
      <text:p text:style-name="P14">3)Le File Transfer Protocol est un protocole de communication dédier au partage de fichiers sur un réseau fonctionnant lui-même sur le protocole TCP/IP. Il permet simplement depuis un ordinateur local, d’envoyer des fichiers à un autre ordinateur, de les modifier, les traiter etc..Ce protocole obéit à un modèle client-serveur</text:p>
      <text:p text:style-name="P14"/>
      <text:p text:style-name="P14">4) <text:s/><text:span text:style-name="T9">L’Hypertext Transfer Protocol </text:span>Secure est la combinaison du HTTP, mais avec une couche de chiffrement de données ajouter à cela. <text:span text:style-name="T11">Pourquoi et quand passer à du HTTPS ?</text:span></text:p>
      <text:p text:style-name="P15">En vérité, cela devient nécessaire, pour une question de référencement dans l’algorythme du géant américain google, qui met en avant les sites sécurisés, ainsi que d’autres fonctionnalités.</text:p>
      <text:p text:style-name="P15"/>
      <text:p text:style-name="P15"/>
      <text:p text:style-name="P15"><text:soft-page-break/>Il est aussi cool de ne plus avoir un certain message « non sécurisé » sur son site et ainsi pouvoir protéger les données des utilisateurs, les chiffrées, que ce soit des mots de passes, e-mail, etc...Les attaques fonctionnant sur le même principe que « human in the middle » sont donc beaucoup moins possibles et mieux gérées, ce qui assure une protection globale du si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1T01:03:22.008000000</meta:creation-date>
    <dc:date>2021-02-11T02:30:47.790000000</dc:date>
    <meta:editing-duration>PT6M43S</meta:editing-duration>
    <meta:editing-cycles>1</meta:editing-cycles>
    <meta:generator>LibreOffice/7.0.1.2$Windows_X86_64 LibreOffice_project/7cbcfc562f6eb6708b5ff7d7397325de9e764452</meta:generator>
    <meta:document-statistic meta:table-count="0" meta:image-count="0" meta:object-count="0" meta:page-count="3" meta:paragraph-count="32" meta:word-count="853" meta:character-count="5606" meta:non-whitespace-character-count="4782"/>
  </office:meta>
</office:document-meta>
</file>